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DELGADO RAFAEL, NORVIL</text:p>
            <text:p text:style-name="P5"><text:span text:style-name="T15">Dni</text:span><text:span text:style-name="T14">:45955688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DELGADO RAFAEL, NORVIL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5955688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LMACEN</text:span></text:p>
          </table:table-cell>
          <table:table-cell table:style-name="Tabla1.D4" office:value-type="string">
            <text:p text:style-name="P3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1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JUVAR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1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06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16:51:39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